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BC00001232F37EFE42.svm"/>
  <manifest:file-entry manifest:media-type="" manifest:full-path="Pictures/200000070000415300001232BC0E7832.svm"/>
  <manifest:file-entry manifest:media-type="" manifest:full-path="Pictures/20000007000045F9000008CA9A488BEC.svm"/>
  <manifest:file-entry manifest:media-type="" manifest:full-path="Pictures/20000007000044D600000AF6C61CC84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/>
    </style:style>
    <style:style style:name="P2" style:family="paragraph" style:parent-style-name="Standard">
      <style:paragraph-properties fo:text-align="justify" style:justify-single-word="false"/>
      <style:text-properties style:font-name="Bookman Old Style"/>
    </style:style>
    <style:style style:name="P3" style:family="paragraph" style:parent-style-name="Standard">
      <style:text-properties style:font-name="Bookman Old Styl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ookman Old Style" fo:font-weight="bold" style:font-weight-asian="bold" style:font-weight-complex="bold"/>
    </style:style>
    <style:style style:name="P5" style:family="paragraph" style:parent-style-name="Standard"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fo:background-color="#1e1e1e"/>
    </style:style>
    <style:style style:name="P7" style:family="paragraph" style:parent-style-name="Standard">
      <style:text-properties style:font-name="Bookman Old Style"/>
    </style:style>
    <style:style style:name="P8" style:family="paragraph" style:parent-style-name="Standard">
      <style:text-properties style:font-name="Bookman Old Style" fo:language="it" fo:country="IT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4fc1ff"/>
    </style:style>
    <style:style style:name="T4" style:family="text">
      <style:text-properties fo:color="#4fc1ff" style:font-name="Consolas" fo:font-size="10.5pt" fo:font-weight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font-size="10.5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ncesco Ottaviani<text:tab/><text:tab/><text:tab/><text:tab/><text:tab/><text:tab/><text:tab/><text:tab/>matricola 293503</text:p>
      <text:p text:style-name="P2"/>
      <text:p text:style-name="P2">Nome progetto: </text:p>
      <text:p text:style-name="P4">Viva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l presente progetto è realizzato in node js, sia il server che il client. </text:p>
      <text:p text:style-name="P2"/>
      <text:p text:style-name="P2">Si tratta di un interfaccia per un database che contiene informazioni su piante che è utilizzato da un altro programma come gestionale per aziende florovivaistiche. </text:p>
      <text:p text:style-name="P2"/>
      <text:p text:style-name="P2">Tramite la richiesta -&gt; SAPERE DOVE SONO LE PIANTE DI UN TIPO permette di conoscere le aziende che possiedono il tipo di pianta desiderato.</text:p>
      <text:p text:style-name="P2"/>
      <text:p text:style-name="P2">Il progetto utilizza il servizio esterno openweather che permette di conoscere le condizioni ambientali di una località scelta.</text:p>
      <text:p text:style-name="P2"/>
      <text:p text:style-name="P2">Per le richieste http di LOGIN, LISTA UTENTI, INSERIRE UNA NUOVA PIANTA e AGGIORNARE IL NOME DI UNA PIANTA si è scelto di utilizzare la libreria "http", formato http.request(options, callback).</text:p>
      <text:p text:style-name="P2"/>
      <text:p text:style-name="P2">Per le richieste http di RICHIESTA A SERVIZIO ESTERNO OPENWEATHERMAP, SAPERE DOVE SONO LE PIANTE DI UN TIPO e ELIMINARE UNA PIANTA si è scelto di utilizzare la libreria "request", formato request(options, function (error, response) {...}.</text:p>
      <text:p text:style-name="P1"/>
      <text:p text:style-name="P1">Tutti i parametri sono trasmessi in JSON nel body della richiesta.</text:p>
      <text:p text:style-name="P1"/>
      <text:p text:style-name="P1">Gli headers delle richieste http sono impostati con Content_Type : 'application/json'.</text:p>
      <text:p text:style-name="P1"/>
      <text:p text:style-name="P2">Le risposte del server per le richieste LISTA UTENTI, RICHIESTA A SERVIZIO ESTERNO OPENWEATHERMAP e SAPERE DOVE SONO LE PIANTE DI UN TIPO sono in JSON. </text:p>
      <text:p text:style-name="P1"/>
      <text:p text:style-name="P1">Per le altre richieste il server risponde con status: 200.</text:p>
      <text:p text:style-name="P1"/>
      <text:p text:style-name="P2">Prima si effettua il login, viene settato il cookie per la sessione e in seguito si possono eseguire le varie richieste al server.</text:p>
      <text:p text:style-name="P1"/>
      <text:p text:style-name="P1"/>
      <text:p text:style-name="P3">POSSIBILI RICHIESTE</text:p>
      <text:p text:style-name="P1"/>
      <text:p text:style-name="P1">-&gt; LOGIN</text:p>
      <text:p text:style-name="P1">Effettua il login e setta il cookie per le future richieste.</text:p>
      <text:p text:style-name="P1"/>
      <text:p text:style-name="P1">method : 'POST'</text:p>
      <text:p text:style-name="P1">path: '/users/login'</text:p>
      <text:p text:style-name="P1"/>
      <text:p text:style-name="P1">body:</text:p>
      <text:p text:style-name="P1">{</text:p>
      <text:p text:style-name="P1"><text:s text:c="2"/>'name' : 'name',</text:p>
      <text:p text:style-name="P1"><text:s text:c="2"/>'password' : 'password'</text:p>
      <text:p text:style-name="P1">}</text:p>
      <text:p text:style-name="P1"><text:soft-page-break/></text:p>
      <text:p text:style-name="P1">Il server restituisce la frase "You are logged in", status: 200.</text:p>
      <text:p text:style-name="P1"/>
      <text:p text:style-name="P1"/>
      <text:p text:style-name="P1">-&gt; LISTA UTENTI</text:p>
      <text:p text:style-name="P1">Restituisce la lista degli utenti registrati</text:p>
      <text:p text:style-name="P1"/>
      <text:p text:style-name="P1">method : 'GET'</text:p>
      <text:p text:style-name="P1">path: '/users'</text:p>
      <text:p text:style-name="P1"/>
      <text:p text:style-name="P1">Il server restituisce la lista degli utenti registrati in formato json.</text:p>
      <text:p text:style-name="P1"/>
      <text:p text:style-name="P1"/>
      <text:p text:style-name="P1">-&gt; RICHIESTA A SERVIZIO ESTERNO OPENWEATHERMAP</text:p>
      <text:p text:style-name="P1">Restituisce i parametri climatici come umidità, pressione, temperatura, durata della giornata di una città.</text:p>
      <text:p text:style-name="P1">Funziona solo per città italiane.</text:p>
      <text:p text:style-name="P1"/>
      <text:p text:style-name="P1">method : 'GET'</text:p>
      <text:p text:style-name="P1">path: '/weather/:città'</text:p>
      <text:p text:style-name="P1"/>
      <text:p text:style-name="P1">Il server restituisce una lista di parametri riguardanti la città scelta.</text:p>
      <text:p text:style-name="P1"/>
      <text:p text:style-name="P1">OPERAZIONI CRUD</text:p>
      <text:p text:style-name="P1"/>
      <text:p text:style-name="P1">-&gt; INSERIRE UNA NUOVA PIANTA</text:p>
      <text:p text:style-name="P1">Inserisce una nuova pianta nel database.</text:p>
      <text:p text:style-name="P1"/>
      <text:p text:style-name="P1">method : 'POST'</text:p>
      <text:p text:style-name="P1">path: '/pianta'</text:p>
      <text:p text:style-name="P1"/>
      <text:p text:style-name="P1">body:</text:p>
      <text:p text:style-name="P1">{</text:p>
      <text:p text:style-name="P1"><text:s text:c="2"/>'id' : 'id', (*)<text:tab/></text:p>
      <text:p text:style-name="P1"><text:s text:c="2"/>'name' : 'nome comune',</text:p>
      <text:p text:style-name="P1"><text:s text:c="2"/>'latin' : 'nome latino',</text:p>
      <text:p text:style-name="P1"><text:s text:c="2"/>'clima' : 'tipo di fascia climatica' (**)</text:p>
      <text:p text:style-name="P1">}</text:p>
      <text:p text:style-name="P1"/>
      <text:p text:style-name="P1">(*) <text:s/>l'id è un codice alfanuerico scelto dall'utente.</text:p>
      <text:p text:style-name="P1">(**) il tipo di fascia climatica è un id collegato ad un </text:p>
      <text:p text:style-name="P1"><text:s text:c="5"/>altra tabella quindi va inserito un id esistente.</text:p>
      <text:p text:style-name="P1"/>
      <text:p text:style-name="P1">Il server restituisce status: 200.</text:p>
      <text:p text:style-name="P1">-&gt; SAPERE DOVE SONO LE PIANTE DI UN TIPO</text:p>
      <text:p text:style-name="P1">Permette di conoscere le posizioni di una pianta all'interno del db.</text:p>
      <text:p text:style-name="P1"/>
      <text:p text:style-name="P1">method : 'GET'</text:p>
      <text:p text:style-name="P1"><text:soft-page-break/>path: '/pianta/:nome pianta'</text:p>
      <text:p text:style-name="P1"/>
      <text:p text:style-name="P1">Il server restituisce una lista dei posti dove si puo trovare questa pianta, </text:p>
      <text:p text:style-name="P1">"Empty" se non si trova in nessun luogo all'interno del db.</text:p>
      <text:p text:style-name="P1"/>
      <text:p text:style-name="P1"/>
      <text:p text:style-name="P1">-&gt; AGGIORNARE IL NOME DI UNA PIANTA</text:p>
      <text:p text:style-name="P1">Aggiorna solo il nome comune</text:p>
      <text:p text:style-name="P1"/>
      <text:p text:style-name="P1">method : 'PUT'</text:p>
      <text:p text:style-name="P1">path: '/pianta/c_name/:nome da aggiornare'</text:p>
      <text:p text:style-name="P1"/>
      <text:p text:style-name="P1">body:</text:p>
      <text:p text:style-name="P1">{</text:p>
      <text:p text:style-name="P1"><text:s text:c="2"/>'newname' : 'nuovo nome'</text:p>
      <text:p text:style-name="P1">}</text:p>
      <text:p text:style-name="P1"/>
      <text:p text:style-name="P1">Il server restituisce status: 200.</text:p>
      <text:p text:style-name="P1"/>
      <text:p text:style-name="P1"/>
      <text:p text:style-name="P1">-&gt; ELIMINARE UNA PIANTA</text:p>
      <text:p text:style-name="P1">Permette di eliminare una pianta dal database, passando come parametro il nome comune o il nome latino della pianta.</text:p>
      <text:p text:style-name="P1"/>
      <text:p text:style-name="P1">method : 'DELETE'</text:p>
      <text:p text:style-name="P1">path: '/pianta/:nome pianta'</text:p>
      <text:p text:style-name="P1"/>
      <text:p text:style-name="P1">Il server restituisce status: 200.</text:p>
      <text:p text:style-name="P1"/>
      <text:p text:style-name="P1"/>
      <text:p text:style-name="P1"/>
      <text:p text:style-name="P1"/>
      <text:p text:style-name="P1"/>
      <text:p text:style-name="P3">FUNZIONAMENTO DEL CLIENT</text:p>
      <text:p text:style-name="P3"/>
      <text:p text:style-name="P2">Le richieste http sono tutte già impostate quindi l'utente non deve inserire nessun dato in questo client di esempio, nella realtà operativa è previsto che l'utente possa scegliere tutti i dati delle richieste http.</text:p>
      <text:p text:style-name="P2">Il login è automatico con account impostato all'interno del client. Nella realtà operativa l'utende dovrà inserire il proprio nome e password.</text:p>
      <text:p text:style-name="P2"/>
      <text:p text:style-name="P2">Una volta eseguito il login il client memorizza il cookie e lo utilizza per le richieste successive. Il cookie è generato dal server con l'utilizzio della libreria “bcrypt” ed è un hash della password dell'utente.</text:p>
      <text:p text:style-name="P1"/>
      <text:p text:style-name="P5"><text:span text:style-name="T1">const</text:span> <text:span text:style-name="T3">salt</text:span> = <text:span text:style-name="T5">await</text:span> <text:span text:style-name="T3">bcrypt</text:span>.<text:span text:style-name="T7">genSalt</text:span>();</text:p>
      <text:p text:style-name="P6"><text:span text:style-name="T2">const</text:span><text:span text:style-name="T9"> </text:span><text:span text:style-name="T4">sessionId</text:span><text:span text:style-name="T9"> = </text:span><text:span text:style-name="T6">await</text:span><text:span text:style-name="T9"> </text:span><text:span text:style-name="T4">bcrypt</text:span><text:span text:style-name="T9">.</text:span><text:span text:style-name="T8">hash</text:span><text:span text:style-name="T9">(</text:span><text:span text:style-name="T4">password</text:span><text:span text:style-name="T9">, </text:span><text:span text:style-name="T4">salt</text:span><text:span text:style-name="T9">);</text:span></text:p>
      <text:p text:style-name="P1"/>
      <text:p text:style-name="P2"><text:soft-page-break/>Il client esegue una richiesta http poi si spepgne e va riavviato per effettuare un altra richiesta.</text:p>
      <text:p text:style-name="P1">Il client si lancia da console digitando il comando</text:p>
      <text:p text:style-name="P1"/>
      <text:p text:style-name="P1">&gt; node client.js</text:p>
      <text:p text:style-name="P1"/>
      <text:p text:style-name="P1"><draw:frame draw:style-name="fr1" draw:name="graphics1" text:anchor-type="paragraph" svg:width="16.723cm" svg:height="4.658cm" draw:z-index="0"><draw:image xlink:href="Pictures/200000070000415300001232BC0E7832.svm" xlink:type="simple" xlink:show="embed" xlink:actuate="onLoad"/></draw:frame></text:p>
      <text:p text:style-name="P1">Si può scegliere un comando dalla lista digitando il numero corrispondente.</text:p>
      <text:p text:style-name="P1"/>
      <text:p text:style-name="P1"/>
      <text:p text:style-name="P1">Per esempio digitando 2 si ottengono le condizioni ambientali della località Lunano (PU).</text:p>
      <text:p text:style-name="P1"/>
      <text:p text:style-name="P1"><draw:frame draw:style-name="fr2" draw:name="graphics3" text:anchor-type="paragraph" svg:width="17.59cm" svg:height="4.655cm" draw:z-index="1"><draw:image xlink:href="Pictures/20000007000044BC00001232F37EFE42.svm" xlink:type="simple" xlink:show="embed" xlink:actuate="onLoad"/></draw:frame></text:p>
      <text:p text:style-name="P1">Per esempio digitando 3 si inserisce una nuova pianta nel database.</text:p>
      <text:p text:style-name="P1"><draw:frame draw:style-name="fr3" draw:name="graphics4" text:anchor-type="paragraph" svg:width="17.59cm" svg:height="2.801cm" draw:z-index="2"><draw:image xlink:href="Pictures/20000007000044D600000AF6C61CC84E.svm" xlink:type="simple" xlink:show="embed" xlink:actuate="onLoad"/></draw:frame></text:p>
      <text:p text:style-name="P1"/>
      <text:p text:style-name="P1">Per esempio digitando 4 si ottengono le posizioni delle piante di Olivo.</text:p>
      <text:p text:style-name="P8"><draw:frame draw:style-name="fr4" draw:name="graphics5" text:anchor-type="paragraph" svg:x="0cm" svg:y="0.125cm" svg:width="17.59cm" svg:height="2.21cm" draw:z-index="3"><draw:image xlink:href="Pictures/20000007000045F9000008CA9A488BE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Ottaviani</meta:initial-creator>
    <meta:creation-date>2020-08-21T01:51:57.98</meta:creation-date>
    <dc:date>2020-12-12T22:26:49.35</dc:date>
    <dc:creator>Francesco Ottaviani</dc:creator>
    <meta:editing-duration>PT23M31S</meta:editing-duration>
    <meta:editing-cycles>4</meta:editing-cycles>
    <meta:generator>OpenOffice/4.1.7$Win32 OpenOffice.org_project/417m1$Build-9800</meta:generator>
    <meta:document-statistic meta:table-count="0" meta:image-count="4" meta:object-count="0" meta:page-count="5" meta:paragraph-count="85" meta:word-count="709" meta:character-count="4456"/>
  </office:meta>
</office:document-meta>
</file>